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nelRegistration.has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Registration.taskExecutor( @ Nullable ThreadPoolTaskExecutor taskExecu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nnelRegistration.ge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Registration.task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nelRegistration.interceptors( ChannelInterceptor ...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nnelRegistration.hasTask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